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4cm" svg:height="9.008cm" svg:x="0cm" svg:y="2.091cm">
            <draw:object draw:notify-on-update-of-ranges="Sheet1.A2:Sheet1.A2 Sheet1.B2:Sheet1.E2 Sheet1.A3:Sheet1.A3 Sheet1.B3:Sheet1.E3 Sheet1.A4:Sheet1.A4 Sheet1.B4:Sheet1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274cm" svg:y="14.647cm">
            <draw:object draw:notify-on-update-of-ranges="Sheet1.A29:Sheet1.A29 Sheet1.B29:Sheet1.E29 Sheet1.A30:Sheet1.A30 Sheet1.B30:Sheet1.E30 Sheet1.A31:Sheet1.A31 Sheet1.B31:Sheet1.E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077cm" svg:y="26.407cm">
            <draw:object draw:notify-on-update-of-ranges="Sheet1.A56:Sheet1.A56 Sheet1.B56:Sheet1.E56 Sheet1.A57:Sheet1.A57 Sheet1.B57:Sheet1.E57 Sheet1.A58:Sheet1.A58 Sheet1.B58:Sheet1.E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1.328cm" svg:y="14.502cm">
            <draw:object draw:notify-on-update-of-ranges="Sheet1.J27:Sheet1.J27 Sheet1.K27:Sheet1.N27 Sheet1.J28:Sheet1.J28 Sheet1.K28:Sheet1.N28 Sheet1.J29:Sheet1.J29 Sheet1.K29:Sheet1.N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1.445cm" svg:y="26.504cm">
            <draw:object draw:notify-on-update-of-ranges="Sheet1.J54:Sheet1.J54 Sheet1.K54:Sheet1.N54 Sheet1.J55:Sheet1.J55 Sheet1.K55:Sheet1.N55 Sheet1.J56:Sheet1.J56 Sheet1.K56:Sheet1.N5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8.638cm" svg:y="2.097cm">
            <draw:object draw:notify-on-update-of-ranges="Sheet1.J2:Sheet1.J2 Sheet1.K2:Sheet1.N2 Sheet1.J3:Sheet1.J3 Sheet1.K3:Sheet1.N3 Sheet1.J4:Sheet1.J4 Sheet1.K4:Sheet1.N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35.461cm" svg:y="2.24cm">
            <draw:object draw:notify-on-update-of-ranges="Sheet1.P2:Sheet1.P2 Sheet1.Q2:Sheet1.T2 Sheet1.P3:Sheet1.P3 Sheet1.Q3:Sheet1.T3 Sheet1.P4:Sheet1.P4 Sheet1.Q4:Sheet1.T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Acquisition time </text:p>
          </table:table-cell>
          <table:table-cell table:number-columns-repeated="8"/>
          <table:table-cell office:value-type="string" calcext:value-type="string">
            <text:p>#Bus writes </text:p>
          </table:table-cell>
          <table:table-cell table:number-columns-repeated="5"/>
          <table:table-cell office:value-type="string" calcext:value-type="string">
            <text:p>#Bus 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ft_1024</text:p>
          </table:table-cell>
          <table:table-cell office:value-type="float" office:value="0" calcext:value-type="float">
            <text:p>0</text:p>
          </table:table-cell>
          <table:table-cell office:value-type="float" office:value="2097357" calcext:value-type="float">
            <text:p>2097357</text:p>
          </table:table-cell>
          <table:table-cell office:value-type="float" office:value="6364614" calcext:value-type="float">
            <text:p>6364614</text:p>
          </table:table-cell>
          <table:table-cell office:value-type="float" office:value="16866969" calcext:value-type="float">
            <text:p>16866969</text:p>
          </table:table-cell>
          <table:table-cell table:number-columns-repeated="4"/>
          <table:table-cell office:value-type="string" calcext:value-type="string">
            <text:p><text:span text:style-name="T1">fft_1024 </text:span>writes</text:p>
          </table:table-cell>
          <table:table-cell office:value-type="float" office:value="153991" calcext:value-type="float">
            <text:p>153991</text:p>
          </table:table-cell>
          <table:table-cell office:value-type="float" office:value="155772" calcext:value-type="float">
            <text:p>155772</text:p>
          </table:table-cell>
          <table:table-cell office:value-type="float" office:value="159386" calcext:value-type="float">
            <text:p>159386</text:p>
          </table:table-cell>
          <table:table-cell office:value-type="float" office:value="167162" calcext:value-type="float">
            <text:p>167162</text:p>
          </table:table-cell>
          <table:table-cell/>
          <table:table-cell office:value-type="string" calcext:value-type="string">
            <text:p><text:span text:style-name="T1">fft_1024 </text:span>reads</text:p>
          </table:table-cell>
          <table:table-cell office:value-type="float" office:value="3965" calcext:value-type="float">
            <text:p>3965</text:p>
          </table:table-cell>
          <table:table-cell office:value-type="float" office:value="2778" calcext:value-type="float">
            <text:p>2778</text:p>
          </table:table-cell>
          <table:table-cell office:value-type="float" office:value="4570" calcext:value-type="float">
            <text:p>4570</text:p>
          </table:table-cell>
          <table:table-cell office:value-type="float" office:value="6084" calcext:value-type="float">
            <text:p>6084</text:p>
          </table:table-cell>
        </table:table-row>
        <table:table-row table:style-name="ro1">
          <table:table-cell office:value-type="string" calcext:value-type="string">
            <text:p>fft_1024-02</text:p>
          </table:table-cell>
          <table:table-cell office:value-type="float" office:value="0" calcext:value-type="float">
            <text:p>0</text:p>
          </table:table-cell>
          <table:table-cell office:value-type="float" office:value="694614" calcext:value-type="float">
            <text:p>694614</text:p>
          </table:table-cell>
          <table:table-cell office:value-type="float" office:value="2785342" calcext:value-type="float">
            <text:p>2785342</text:p>
          </table:table-cell>
          <table:table-cell office:value-type="float" office:value="8169141" calcext:value-type="float">
            <text:p>8169141</text:p>
          </table:table-cell>
          <table:table-cell table:number-columns-repeated="4"/>
          <table:table-cell office:value-type="string" calcext:value-type="string">
            <text:p><text:span text:style-name="T1">fft_1024-02 </text:span>writes </text:p>
          </table:table-cell>
          <table:table-cell office:value-type="float" office:value="32750" calcext:value-type="float">
            <text:p>32750</text:p>
          </table:table-cell>
          <table:table-cell office:value-type="float" office:value="34003" calcext:value-type="float">
            <text:p>34003</text:p>
          </table:table-cell>
          <table:table-cell office:value-type="float" office:value="36465" calcext:value-type="float">
            <text:p>36465</text:p>
          </table:table-cell>
          <table:table-cell office:value-type="float" office:value="41752" calcext:value-type="float">
            <text:p>41752</text:p>
          </table:table-cell>
          <table:table-cell/>
          <table:table-cell office:value-type="string" calcext:value-type="string">
            <text:p><text:span text:style-name="T1">fft_1024-02 </text:span>reads</text:p>
          </table:table-cell>
          <table:table-cell office:value-type="float" office:value="2636" calcext:value-type="float">
            <text:p>2636</text:p>
          </table:table-cell>
          <table:table-cell office:value-type="float" office:value="2665" calcext:value-type="float">
            <text:p>2665</text:p>
          </table:table-cell>
          <table:table-cell office:value-type="float" office:value="4168" calcext:value-type="float">
            <text:p>4168</text:p>
          </table:table-cell>
          <table:table-cell office:value-type="float" office:value="5851" calcext:value-type="float">
            <text:p>5851</text:p>
          </table:table-cell>
        </table:table-row>
        <table:table-row table:style-name="ro1" table:number-rows-repeated="9">
          <table:table-cell table:number-columns-repeated="20"/>
        </table:table-row>
        <table:table-row table:style-name="ro1" table:number-rows-repeated="12">
          <table:table-cell table:number-columns-repeated="20"/>
        </table:table-row>
        <table:table-row table:style-name="ro1">
          <table:table-cell table:number-columns-repeated="9"/>
          <table:table-cell office:value-type="string" calcext:value-type="string">
            <text:p>Total Simulation time 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Acquisition time </text:p>
          </table:table-cell>
          <table:table-cell table:number-columns-repeated="8"/>
          <table:table-cell office:value-type="string" calcext:value-type="string">
            <text:p>fft_1024</text:p>
          </table:table-cell>
          <table:table-cell office:value-type="float" office:value="17112455" calcext:value-type="float">
            <text:p>17112455</text:p>
          </table:table-cell>
          <table:table-cell office:value-type="float" office:value="16850575" calcext:value-type="float">
            <text:p>16850575</text:p>
          </table:table-cell>
          <table:table-cell office:value-type="float" office:value="17235717" calcext:value-type="float">
            <text:p>17235717</text:p>
          </table:table-cell>
          <table:table-cell office:value-type="float" office:value="18103762" calcext:value-type="float">
            <text:p>18103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fft_1024-02</text:p>
          </table:table-cell>
          <table:table-cell office:value-type="float" office:value="3693087" calcext:value-type="float">
            <text:p>3693087</text:p>
          </table:table-cell>
          <table:table-cell office:value-type="float" office:value="3786214" calcext:value-type="float">
            <text:p>3786214</text:p>
          </table:table-cell>
          <table:table-cell office:value-type="float" office:value="4168034" calcext:value-type="float">
            <text:p>4168034</text:p>
          </table:table-cell>
          <table:table-cell office:value-type="float" office:value="4867159" calcext:value-type="float">
            <text:p>48671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t_1024</text:p>
          </table:table-cell>
          <table:table-cell office:value-type="float" office:value="0" calcext:value-type="float">
            <text:p>0</text:p>
          </table:table-cell>
          <table:table-cell office:value-type="float" office:value="13.252" calcext:value-type="float">
            <text:p>13.252</text:p>
          </table:table-cell>
          <table:table-cell office:value-type="float" office:value="39.03" calcext:value-type="float">
            <text:p>39.03</text:p>
          </table:table-cell>
          <table:table-cell office:value-type="float" office:value="98.215" calcext:value-type="float">
            <text:p>98.2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t_1024-02</text:p>
          </table:table-cell>
          <table:table-cell office:value-type="float" office:value="0" calcext:value-type="float">
            <text:p>0</text:p>
          </table:table-cell>
          <table:table-cell office:value-type="float" office:value="19.449" calcext:value-type="float">
            <text:p>19.449</text:p>
          </table:table-cell>
          <table:table-cell office:value-type="float" office:value="71.377" calcext:value-type="float">
            <text:p>71.377</text:p>
          </table:table-cell>
          <table:table-cell office:value-type="float" office:value="180.378" calcext:value-type="float">
            <text:p>180.378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 table:number-rows-repeated="14">
          <table:table-cell table:number-columns-repeated="20"/>
        </table:table-row>
        <table:table-row table:style-name="ro1" table:number-rows-repeated="3">
          <table:table-cell table:number-columns-repeated="2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9"/>
          <table:table-cell office:value-type="string" calcext:value-type="string">
            <text:p>Avg Hitrate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Acquisition </text:p>
          </table:table-cell>
          <table:table-cell table:number-columns-repeated="8"/>
          <table:table-cell office:value-type="string" calcext:value-type="string">
            <text:p>fft_1024</text:p>
          </table:table-cell>
          <table:table-cell office:value-type="float" office:value="99.4" calcext:value-type="float">
            <text:p>99.4</text:p>
          </table:table-cell>
          <table:table-cell office:value-type="float" office:value="99.58" calcext:value-type="float">
            <text:p>99.58</text:p>
          </table:table-cell>
          <table:table-cell office:value-type="float" office:value="99.32" calcext:value-type="float">
            <text:p>99.32</text:p>
          </table:table-cell>
          <table:table-cell office:value-type="float" office:value="99.13" calcext:value-type="float">
            <text:p>99.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fft_1024-02</text:p>
          </table:table-cell>
          <table:table-cell office:value-type="float" office:value="96.64" calcext:value-type="float">
            <text:p>96.64</text:p>
          </table:table-cell>
          <table:table-cell office:value-type="float" office:value="96.72" calcext:value-type="float">
            <text:p>96.72</text:p>
          </table:table-cell>
          <table:table-cell office:value-type="float" office:value="95.21" calcext:value-type="float">
            <text:p>95.21</text:p>
          </table:table-cell>
          <table:table-cell office:value-type="float" office:value="94.16" calcext:value-type="float">
            <text:p>94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t_1024</text:p>
          </table:table-cell>
          <table:table-cell office:value-type="float" office:value="156974" calcext:value-type="float">
            <text:p>156974</text:p>
          </table:table-cell>
          <table:table-cell office:value-type="float" office:value="158273" calcext:value-type="float">
            <text:p>158273</text:p>
          </table:table-cell>
          <table:table-cell office:value-type="float" office:value="163071" calcext:value-type="float">
            <text:p>163071</text:p>
          </table:table-cell>
          <table:table-cell office:value-type="float" office:value="171736" calcext:value-type="float">
            <text:p>17173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t_1024-02</text:p>
          </table:table-cell>
          <table:table-cell office:value-type="float" office:value="34236" calcext:value-type="float">
            <text:p>34236</text:p>
          </table:table-cell>
          <table:table-cell office:value-type="float" office:value="35715" calcext:value-type="float">
            <text:p>35715</text:p>
          </table:table-cell>
          <table:table-cell office:value-type="float" office:value="39023" calcext:value-type="float">
            <text:p>39023</text:p>
          </table:table-cell>
          <table:table-cell office:value-type="float" office:value="45289" calcext:value-type="float">
            <text:p>45289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0:00:30.509693934</meta:creation-date>
    <dc:date>2025-02-23T13:10:42.964316902</dc:date>
    <meta:editing-duration>PT3H10M12S</meta:editing-duration>
    <meta:editing-cycles>2</meta:editing-cycles>
    <meta:generator>LibreOffice/7.5.4.2$MacOSX_AARCH64 LibreOffice_project/36ccfdc35048b057fd9854c757a8b67ec53977b6</meta:generator>
    <meta:document-statistic meta:table-count="1" meta:cell-count="105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09cm" xlink:href=".." xlink:type="simple" chart:class="chart:scatter" chart:style-name="ch1">
        <chart:legend chart:legend-position="end" svg:x="12.831cm" svg:y="3.953cm" style:legend-expansion="high" chart:style-name="ch2"/>
        <chart:plot-area chart:style-name="ch3" table:cell-range-address="Sheet1.A2:Sheet1.E4" chart:data-source-has-labels="both" svg:x="1.3cm" svg:y="0.18cm" svg:width="11.212cm" svg:height="7.698cm">
          <chart:coordinate-region svg:x="3.151cm" svg:y="0.381cm" svg:width="9.259cm" svg:height="6.847cm"/>
          <chart:axis chart:dimension="x" chart:name="primary-x" chart:style-name="ch4" chartooo:axis-type="auto">
            <chart:title svg:x="5.639cm" svg:y="8.058cm" chart:style-name="ch5">
              <text:p>Number of CPUs</text:p>
            </chart:title>
            <chart:categories table:cell-range-address="Sheet1.B2:Sheet1.E2"/>
          </chart:axis>
          <chart:axis chart:dimension="y" chart:name="primary-y" chart:style-name="ch6">
            <chart:title svg:x="0.451cm" svg:y="6.376cm" chart:style-name="ch7">
              <text:p>Total bus acquisition time (in ns)</text:p>
            </chart:title>
            <chart:grid chart:style-name="ch8" chart:class="major"/>
          </chart:axis>
          <chart:series chart:style-name="ch9" chart:values-cell-range-address="Sheet1.B3:Sheet1.E3" chart:label-cell-address="Sheet1.A3:Sheet1.A3" chart:class="chart:scatter">
            <chart:domain table:cell-range-address="Sheet1.B2:Sheet1.E2"/>
            <chart:data-point chart:repeated="4"/>
          </chart:series>
          <chart:series chart:style-name="ch10" chart:values-cell-range-address="Sheet1.B4:Sheet1.E4" chart:label-cell-address="Sheet1.A4:Sheet1.A4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2:Sheet1.E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fft_1024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E3</svg:desc>
                </draw:g>
              </table:table-cell>
              <table:table-cell office:value-type="float" office:value="2097357">
                <text:p>2097357</text:p>
              </table:table-cell>
              <table:table-cell office:value-type="float" office:value="6364614">
                <text:p>6364614</text:p>
              </table:table-cell>
              <table:table-cell office:value-type="float" office:value="16866969">
                <text:p>16866969</text:p>
              </table:table-cell>
            </table:table-row>
            <table:table-row>
              <table:table-cell office:value-type="string">
                <text:p>fft_1024-02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E4</svg:desc>
                </draw:g>
              </table:table-cell>
              <table:table-cell office:value-type="float" office:value="694614">
                <text:p>694614</text:p>
              </table:table-cell>
              <table:table-cell office:value-type="float" office:value="2785342">
                <text:p>2785342</text:p>
              </table:table-cell>
              <table:table-cell office:value-type="float" office:value="8169141">
                <text:p>8169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6cm" svg:y="3.949cm" style:legend-expansion="high" chart:style-name="ch2"/>
        <chart:plot-area chart:style-name="ch3" table:cell-range-address="Sheet1.A29:Sheet1.E31" chart:data-source-has-labels="both" svg:x="1.301cm" svg:y="0.18cm" svg:width="11.215cm" svg:height="7.689cm">
          <chart:coordinate-region svg:x="2.152cm" svg:y="0.381cm" svg:width="10.262cm" svg:height="6.838cm"/>
          <chart:axis chart:dimension="x" chart:name="primary-x" chart:style-name="ch4" chartooo:axis-type="auto">
            <chart:title svg:x="5.641cm" svg:y="8.049cm" chart:style-name="ch5">
              <text:p>Number of CPUs</text:p>
            </chart:title>
            <chart:categories table:cell-range-address="Sheet1.B29:Sheet1.E29"/>
          </chart:axis>
          <chart:axis chart:dimension="y" chart:name="primary-y" chart:style-name="ch6">
            <chart:title svg:x="0.451cm" svg:y="6.291cm" chart:style-name="ch7">
              <text:p>Avg bus acquisition time (in ns)</text:p>
            </chart:title>
            <chart:grid chart:style-name="ch8" chart:class="major"/>
          </chart:axis>
          <chart:series chart:style-name="ch9" chart:values-cell-range-address="Sheet1.B30:Sheet1.E30" chart:label-cell-address="Sheet1.A30:Sheet1.A30" chart:class="chart:scatter">
            <chart:domain table:cell-range-address="Sheet1.B29:Sheet1.E29"/>
            <chart:data-point chart:repeated="4"/>
          </chart:series>
          <chart:series chart:style-name="ch10" chart:values-cell-range-address="Sheet1.B31:Sheet1.E31" chart:label-cell-address="Sheet1.A31:Sheet1.A31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29:Sheet1.E2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fft_1024</text:p>
                <draw:g>
                  <svg:desc>Sheet1.A30:Sheet1.A30</svg:desc>
                </draw:g>
              </table:table-cell>
              <table:table-cell office:value-type="float" office:value="0">
                <text:p>0</text:p>
                <draw:g>
                  <svg:desc>Sheet1.B30:Sheet1.E30</svg:desc>
                </draw:g>
              </table:table-cell>
              <table:table-cell office:value-type="float" office:value="13.252">
                <text:p>13.252</text:p>
              </table:table-cell>
              <table:table-cell office:value-type="float" office:value="39.03">
                <text:p>39.03</text:p>
              </table:table-cell>
              <table:table-cell office:value-type="float" office:value="98.215">
                <text:p>98.215</text:p>
              </table:table-cell>
            </table:table-row>
            <table:table-row>
              <table:table-cell office:value-type="string">
                <text:p>fft_1024-02</text:p>
                <draw:g>
                  <svg:desc>Sheet1.A31:Sheet1.A31</svg:desc>
                </draw:g>
              </table:table-cell>
              <table:table-cell office:value-type="float" office:value="0">
                <text:p>0</text:p>
                <draw:g>
                  <svg:desc>Sheet1.B31:Sheet1.E31</svg:desc>
                </draw:g>
              </table:table-cell>
              <table:table-cell office:value-type="float" office:value="19.449">
                <text:p>19.449</text:p>
              </table:table-cell>
              <table:table-cell office:value-type="float" office:value="71.377">
                <text:p>71.377</text:p>
              </table:table-cell>
              <table:table-cell office:value-type="float" office:value="180.378">
                <text:p>180.3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6cm" svg:y="3.949cm" style:legend-expansion="high" chart:style-name="ch2"/>
        <chart:plot-area chart:style-name="ch3" table:cell-range-address="Sheet1.A56:Sheet1.E58" chart:data-source-has-labels="both" svg:x="1.301cm" svg:y="0.18cm" svg:width="11.215cm" svg:height="7.689cm">
          <chart:coordinate-region svg:x="2.752cm" svg:y="0.381cm" svg:width="9.662cm" svg:height="6.838cm"/>
          <chart:axis chart:dimension="x" chart:name="primary-x" chart:style-name="ch4" chartooo:axis-type="auto">
            <chart:title svg:x="5.641cm" svg:y="8.049cm" chart:style-name="ch5">
              <text:p>Number of CPUs</text:p>
            </chart:title>
            <chart:categories table:cell-range-address="Sheet1.B56:Sheet1.E56"/>
          </chart:axis>
          <chart:axis chart:dimension="y" chart:name="primary-y" chart:style-name="ch6">
            <chart:title svg:x="0.451cm" svg:y="6.381cm" chart:style-name="ch7">
              <text:p>Total number of bus acquisitions</text:p>
            </chart:title>
            <chart:grid chart:style-name="ch8" chart:class="major"/>
          </chart:axis>
          <chart:series chart:style-name="ch9" chart:values-cell-range-address="Sheet1.B57:Sheet1.E57" chart:label-cell-address="Sheet1.A57:Sheet1.A57" chart:class="chart:scatter">
            <chart:domain table:cell-range-address="Sheet1.B56:Sheet1.E56"/>
            <chart:data-point chart:repeated="4"/>
          </chart:series>
          <chart:series chart:style-name="ch10" chart:values-cell-range-address="Sheet1.B58:Sheet1.E58" chart:label-cell-address="Sheet1.A58:Sheet1.A58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56:Sheet1.E5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fft_1024</text:p>
                <draw:g>
                  <svg:desc>Sheet1.A57:Sheet1.A57</svg:desc>
                </draw:g>
              </table:table-cell>
              <table:table-cell office:value-type="float" office:value="156974">
                <text:p>156974</text:p>
                <draw:g>
                  <svg:desc>Sheet1.B57:Sheet1.E57</svg:desc>
                </draw:g>
              </table:table-cell>
              <table:table-cell office:value-type="float" office:value="158273">
                <text:p>158273</text:p>
              </table:table-cell>
              <table:table-cell office:value-type="float" office:value="163071">
                <text:p>163071</text:p>
              </table:table-cell>
              <table:table-cell office:value-type="float" office:value="171736">
                <text:p>171736</text:p>
              </table:table-cell>
            </table:table-row>
            <table:table-row>
              <table:table-cell office:value-type="string">
                <text:p>fft_1024-02</text:p>
                <draw:g>
                  <svg:desc>Sheet1.A58:Sheet1.A58</svg:desc>
                </draw:g>
              </table:table-cell>
              <table:table-cell office:value-type="float" office:value="34236">
                <text:p>34236</text:p>
                <draw:g>
                  <svg:desc>Sheet1.B58:Sheet1.E58</svg:desc>
                </draw:g>
              </table:table-cell>
              <table:table-cell office:value-type="float" office:value="35715">
                <text:p>35715</text:p>
              </table:table-cell>
              <table:table-cell office:value-type="float" office:value="39023">
                <text:p>39023</text:p>
              </table:table-cell>
              <table:table-cell office:value-type="float" office:value="45289">
                <text:p>452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6cm" svg:y="3.949cm" style:legend-expansion="high" chart:style-name="ch2"/>
        <chart:plot-area chart:style-name="ch3" table:cell-range-address="Sheet1.J27:Sheet1.N29" chart:data-source-has-labels="both" svg:x="1.301cm" svg:y="0.18cm" svg:width="11.215cm" svg:height="7.689cm">
          <chart:coordinate-region svg:x="3.152cm" svg:y="0.381cm" svg:width="9.262cm" svg:height="6.838cm"/>
          <chart:axis chart:dimension="x" chart:name="primary-x" chart:style-name="ch4" chartooo:axis-type="auto">
            <chart:title svg:x="5.641cm" svg:y="8.049cm" chart:style-name="ch5">
              <text:p>Number of CPUs</text:p>
            </chart:title>
            <chart:categories table:cell-range-address="Sheet1.K27:Sheet1.N27"/>
          </chart:axis>
          <chart:axis chart:dimension="y" chart:name="primary-y" chart:style-name="ch6">
            <chart:title svg:x="0.451cm" svg:y="5.551cm" chart:style-name="ch7">
              <text:p>Total simulation time</text:p>
            </chart:title>
            <chart:grid chart:style-name="ch8" chart:class="major"/>
          </chart:axis>
          <chart:series chart:style-name="ch9" chart:values-cell-range-address="Sheet1.K28:Sheet1.N28" chart:label-cell-address="Sheet1.J28:Sheet1.J28" chart:class="chart:scatter">
            <chart:domain table:cell-range-address="Sheet1.K27:Sheet1.N27"/>
            <chart:data-point chart:repeated="4"/>
          </chart:series>
          <chart:series chart:style-name="ch10" chart:values-cell-range-address="Sheet1.K29:Sheet1.N29" chart:label-cell-address="Sheet1.J29:Sheet1.J29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K27:Sheet1.N2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fft_1024</text:p>
                <draw:g>
                  <svg:desc>Sheet1.J28:Sheet1.J28</svg:desc>
                </draw:g>
              </table:table-cell>
              <table:table-cell office:value-type="float" office:value="17112455">
                <text:p>17112455</text:p>
                <draw:g>
                  <svg:desc>Sheet1.K28:Sheet1.N28</svg:desc>
                </draw:g>
              </table:table-cell>
              <table:table-cell office:value-type="float" office:value="16850575">
                <text:p>16850575</text:p>
              </table:table-cell>
              <table:table-cell office:value-type="float" office:value="17235717">
                <text:p>17235717</text:p>
              </table:table-cell>
              <table:table-cell office:value-type="float" office:value="18103762">
                <text:p>18103762</text:p>
              </table:table-cell>
            </table:table-row>
            <table:table-row>
              <table:table-cell office:value-type="string">
                <text:p>fft_1024-02</text:p>
                <draw:g>
                  <svg:desc>Sheet1.J29:Sheet1.J29</svg:desc>
                </draw:g>
              </table:table-cell>
              <table:table-cell office:value-type="float" office:value="3693087">
                <text:p>3693087</text:p>
                <draw:g>
                  <svg:desc>Sheet1.K29:Sheet1.N29</svg:desc>
                </draw:g>
              </table:table-cell>
              <table:table-cell office:value-type="float" office:value="3786214">
                <text:p>3786214</text:p>
              </table:table-cell>
              <table:table-cell office:value-type="float" office:value="4168034">
                <text:p>4168034</text:p>
              </table:table-cell>
              <table:table-cell office:value-type="float" office:value="4867159">
                <text:p>48671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90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6cm" svg:y="3.949cm" style:legend-expansion="high" chart:style-name="ch2"/>
        <chart:plot-area chart:style-name="ch3" table:cell-range-address="Sheet1.J54:Sheet1.N56" chart:data-source-has-labels="both" svg:x="1.301cm" svg:y="0.18cm" svg:width="11.215cm" svg:height="7.689cm">
          <chart:coordinate-region svg:x="2.152cm" svg:y="0.381cm" svg:width="10.262cm" svg:height="6.838cm"/>
          <chart:axis chart:dimension="x" chart:name="primary-x" chart:style-name="ch4" chartooo:axis-type="auto">
            <chart:title svg:x="5.641cm" svg:y="8.049cm" chart:style-name="ch5">
              <text:p>Number of CPUs</text:p>
            </chart:title>
            <chart:categories table:cell-range-address="Sheet1.K54:Sheet1.N54"/>
          </chart:axis>
          <chart:axis chart:dimension="y" chart:name="primary-y" chart:style-name="ch6">
            <chart:title svg:x="0.451cm" svg:y="5.801cm" chart:style-name="ch7">
              <text:p>Avg cache hit rate (in %)</text:p>
            </chart:title>
            <chart:grid chart:style-name="ch8" chart:class="major"/>
          </chart:axis>
          <chart:series chart:style-name="ch9" chart:values-cell-range-address="Sheet1.K55:Sheet1.N55" chart:label-cell-address="Sheet1.J55:Sheet1.J55" chart:class="chart:scatter">
            <chart:domain table:cell-range-address="Sheet1.K54:Sheet1.N54"/>
            <chart:data-point chart:repeated="4"/>
          </chart:series>
          <chart:series chart:style-name="ch10" chart:values-cell-range-address="Sheet1.K56:Sheet1.N56" chart:label-cell-address="Sheet1.J56:Sheet1.J56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K54:Sheet1.N5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fft_1024</text:p>
                <draw:g>
                  <svg:desc>Sheet1.J55:Sheet1.J55</svg:desc>
                </draw:g>
              </table:table-cell>
              <table:table-cell office:value-type="float" office:value="99.4">
                <text:p>99.4</text:p>
                <draw:g>
                  <svg:desc>Sheet1.K55:Sheet1.N55</svg:desc>
                </draw:g>
              </table:table-cell>
              <table:table-cell office:value-type="float" office:value="99.58">
                <text:p>99.58</text:p>
              </table:table-cell>
              <table:table-cell office:value-type="float" office:value="99.32">
                <text:p>99.32</text:p>
              </table:table-cell>
              <table:table-cell office:value-type="float" office:value="99.13">
                <text:p>99.13</text:p>
              </table:table-cell>
            </table:table-row>
            <table:table-row>
              <table:table-cell office:value-type="string">
                <text:p>fft_1024-02</text:p>
                <draw:g>
                  <svg:desc>Sheet1.J56:Sheet1.J56</svg:desc>
                </draw:g>
              </table:table-cell>
              <table:table-cell office:value-type="float" office:value="96.64">
                <text:p>96.64</text:p>
                <draw:g>
                  <svg:desc>Sheet1.K56:Sheet1.N56</svg:desc>
                </draw:g>
              </table:table-cell>
              <table:table-cell office:value-type="float" office:value="96.72">
                <text:p>96.72</text:p>
              </table:table-cell>
              <table:table-cell office:value-type="float" office:value="95.21">
                <text:p>95.21</text:p>
              </table:table-cell>
              <table:table-cell office:value-type="float" office:value="94.16">
                <text:p>94.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96cm" svg:y="3.949cm" style:legend-expansion="high" chart:style-name="ch2"/>
        <chart:plot-area chart:style-name="ch3" table:cell-range-address="Sheet1.J2:Sheet1.N4" chart:data-source-has-labels="both" svg:x="1.301cm" svg:y="0.18cm" svg:width="10.075cm" svg:height="7.689cm">
          <chart:coordinate-region svg:x="2.752cm" svg:y="0.381cm" svg:width="8.522cm" svg:height="6.838cm"/>
          <chart:axis chart:dimension="x" chart:name="primary-x" chart:style-name="ch4" chartooo:axis-type="auto">
            <chart:title svg:x="5.071cm" svg:y="8.049cm" chart:style-name="ch5">
              <text:p>Number of CPUs</text:p>
            </chart:title>
            <chart:categories table:cell-range-address="Sheet1.K2:Sheet1.N2"/>
          </chart:axis>
          <chart:axis chart:dimension="y" chart:name="primary-y" chart:style-name="ch6">
            <chart:title svg:x="0.451cm" svg:y="5.201cm" chart:style-name="ch7">
              <text:p>Total bus writes</text:p>
            </chart:title>
            <chart:grid chart:style-name="ch8" chart:class="major"/>
          </chart:axis>
          <chart:series chart:style-name="ch9" chart:values-cell-range-address="Sheet1.K3:Sheet1.N3" chart:label-cell-address="Sheet1.J3:Sheet1.J3" chart:class="chart:scatter">
            <chart:domain table:cell-range-address="Sheet1.K2:Sheet1.N2"/>
            <chart:data-point chart:repeated="4"/>
          </chart:series>
          <chart:series chart:style-name="ch10" chart:values-cell-range-address="Sheet1.K4:Sheet1.N4" chart:label-cell-address="Sheet1.J4:Sheet1.J4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K2:Sheet1.N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fft_1024 writes</text:p>
                <draw:g>
                  <svg:desc>Sheet1.J3:Sheet1.J3</svg:desc>
                </draw:g>
              </table:table-cell>
              <table:table-cell office:value-type="float" office:value="153991">
                <text:p>153991</text:p>
                <draw:g>
                  <svg:desc>Sheet1.K3:Sheet1.N3</svg:desc>
                </draw:g>
              </table:table-cell>
              <table:table-cell office:value-type="float" office:value="155772">
                <text:p>155772</text:p>
              </table:table-cell>
              <table:table-cell office:value-type="float" office:value="159386">
                <text:p>159386</text:p>
              </table:table-cell>
              <table:table-cell office:value-type="float" office:value="167162">
                <text:p>167162</text:p>
              </table:table-cell>
            </table:table-row>
            <table:table-row>
              <table:table-cell office:value-type="string">
                <text:p>fft_1024-02 writes </text:p>
                <draw:g>
                  <svg:desc>Sheet1.J4:Sheet1.J4</svg:desc>
                </draw:g>
              </table:table-cell>
              <table:table-cell office:value-type="float" office:value="32750">
                <text:p>32750</text:p>
                <draw:g>
                  <svg:desc>Sheet1.K4:Sheet1.N4</svg:desc>
                </draw:g>
              </table:table-cell>
              <table:table-cell office:value-type="float" office:value="34003">
                <text:p>34003</text:p>
              </table:table-cell>
              <table:table-cell office:value-type="float" office:value="36465">
                <text:p>36465</text:p>
              </table:table-cell>
              <table:table-cell office:value-type="float" office:value="41752">
                <text:p>417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" chart:maximum="8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36cm" svg:y="3.949cm" style:legend-expansion="high" chart:style-name="ch2"/>
        <chart:plot-area chart:style-name="ch3" table:cell-range-address="Sheet1.P2:Sheet1.T4" chart:data-source-has-labels="both" svg:x="1.301cm" svg:y="0.18cm" svg:width="10.215cm" svg:height="7.689cm">
          <chart:coordinate-region svg:x="2.352cm" svg:y="0.381cm" svg:width="9.062cm" svg:height="6.838cm"/>
          <chart:axis chart:dimension="x" chart:name="primary-x" chart:style-name="ch4" chartooo:axis-type="auto">
            <chart:title svg:x="5.141cm" svg:y="8.049cm" chart:style-name="ch5">
              <text:p>Number of CPUs</text:p>
            </chart:title>
            <chart:categories table:cell-range-address="Sheet1.Q2:Sheet1.T2"/>
          </chart:axis>
          <chart:axis chart:dimension="y" chart:name="primary-y" chart:style-name="ch6">
            <chart:title svg:x="0.451cm" svg:y="5.201cm" chart:style-name="ch7">
              <text:p>Total bus writes</text:p>
            </chart:title>
            <chart:grid chart:style-name="ch8" chart:class="major"/>
          </chart:axis>
          <chart:series chart:style-name="ch9" chart:values-cell-range-address="Sheet1.Q3:Sheet1.T3" chart:label-cell-address="Sheet1.P3:Sheet1.P3" chart:class="chart:scatter">
            <chart:domain table:cell-range-address="Sheet1.Q2:Sheet1.T2"/>
            <chart:data-point chart:repeated="4"/>
          </chart:series>
          <chart:series chart:style-name="ch10" chart:values-cell-range-address="Sheet1.Q4:Sheet1.T4" chart:label-cell-address="Sheet1.P4:Sheet1.P4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Q2:Sheet1.T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fft_1024 reads</text:p>
                <draw:g>
                  <svg:desc>Sheet1.P3:Sheet1.P3</svg:desc>
                </draw:g>
              </table:table-cell>
              <table:table-cell office:value-type="float" office:value="3965">
                <text:p>3965</text:p>
                <draw:g>
                  <svg:desc>Sheet1.Q3:Sheet1.T3</svg:desc>
                </draw:g>
              </table:table-cell>
              <table:table-cell office:value-type="float" office:value="2778">
                <text:p>2778</text:p>
              </table:table-cell>
              <table:table-cell office:value-type="float" office:value="4570">
                <text:p>4570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fft_1024-02 reads</text:p>
                <draw:g>
                  <svg:desc>Sheet1.P4:Sheet1.P4</svg:desc>
                </draw:g>
              </table:table-cell>
              <table:table-cell office:value-type="float" office:value="2636">
                <text:p>2636</text:p>
                <draw:g>
                  <svg:desc>Sheet1.Q4:Sheet1.T4</svg:desc>
                </draw:g>
              </table:table-cell>
              <table:table-cell office:value-type="float" office:value="2665">
                <text:p>2665</text:p>
              </table:table-cell>
              <table:table-cell office:value-type="float" office:value="4168">
                <text:p>4168</text:p>
              </table:table-cell>
              <table:table-cell office:value-type="float" office:value="5851">
                <text:p>58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